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km/u</text:p>
          </table:table-cell>
          <table:table-cell office:value-type="string">
            <text:p>raw speed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B2]*1.2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formula="of:=[.B3]*1.22" office:value-type="float" office:value="1.22">
            <text:p>1.2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5">
            <text:p>5</text:p>
          </table:table-cell>
          <table:table-cell table:formula="of:=[.B4]*1.22" office:value-type="float" office:value="6.1">
            <text:p>6.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table:formula="of:=[.B5]*1.22" office:value-type="float" office:value="7.32">
            <text:p>7.32</text:p>
          </table:table-cell>
          <table:table-cell table:number-columns-repeated="4"/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11">
            <text:p>11</text:p>
          </table:table-cell>
          <table:table-cell table:formula="of:=[.B6]*1.22" office:value-type="float" office:value="13.42">
            <text:p>13.42</text:p>
          </table:table-cell>
          <table:table-cell table:number-columns-repeated="4"/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12">
            <text:p>12</text:p>
          </table:table-cell>
          <table:table-cell table:formula="of:=[.B7]*1.22" office:value-type="float" office:value="14.64">
            <text:p>14.64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formula="of:=[.B8]*1.22" office:value-type="float" office:value="1.22">
            <text:p>1.22</text:p>
          </table:table-cell>
          <table:table-cell table:number-columns-repeated="4"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13">
            <text:p>13</text:p>
          </table:table-cell>
          <table:table-cell table:formula="of:=[.B9]*1.22" office:value-type="float" office:value="15.86">
            <text:p>15.86</text:p>
          </table:table-cell>
          <table:table-cell table:number-columns-repeated="4"/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formula="of:=[.B10]*1.22" office:value-type="float" office:value="12.2">
            <text:p>12.2</text:p>
          </table:table-cell>
          <table:table-cell table:number-columns-repeated="4"/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14">
            <text:p>14</text:p>
          </table:table-cell>
          <table:table-cell table:formula="of:=[.B11]*1.22" office:value-type="float" office:value="17.08">
            <text:p>17.08</text:p>
          </table:table-cell>
          <table:table-cell table:number-columns-repeated="4"/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table:formula="of:=[.B12]*1.22" office:value-type="float" office:value="19.52">
            <text:p>19.52</text:p>
          </table:table-cell>
          <table:table-cell table:number-columns-repeated="4"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13">
            <text:p>13</text:p>
          </table:table-cell>
          <table:table-cell table:formula="of:=[.B13]*1.22" office:value-type="float" office:value="15.86">
            <text:p>15.86</text:p>
          </table:table-cell>
          <table:table-cell table:number-columns-repeated="4"/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table:formula="of:=[.B14]*1.22" office:value-type="float" office:value="19.52">
            <text:p>19.52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Sheet1.I37" table:end-x="0.8717in" table:end-y="0.0811in" draw:z-index="0" draw:style-name="gr1" draw:text-style-name="P1" svg:width="6.2929in" svg:height="3.5437in" svg:x="0.802in" svg:y="0.0992in">
              <draw:object draw:notify-on-update-of-ranges="Sheet1.A1:Sheet1.A1 Sheet1.B2:Sheet1.B14 Sheet1.B1:Sheet1.B1 Sheet1.A2:Sheet1.A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3/14/2017</text:date>, <text:time>19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is Pragt</meta:initial-creator>
    <meta:creation-date>2017-03-14T19:13:55</meta:creation-date>
    <dc:date>2017-03-14T19:58:08</dc:date>
    <dc:creator>Joris Pragt</dc:creator>
    <meta:editing-duration>PT28M52S</meta:editing-duration>
    <meta:editing-cycles>3</meta:editing-cycles>
    <meta:generator>OpenOffice/4.1.2$Unix OpenOffice.org_project/412m3$Build-9782</meta:generator>
    <meta:document-statistic meta:table-count="3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2cm" xlink:href=".." xlink:type="simple" chart:class="chart:scatter" chart:style-name="ch1">
        <chart:legend chart:legend-position="end" svg:x="11.651cm" svg:y="3.968cm" style:legend-expansion="high" chart:style-name="ch2"/>
        <chart:plot-area chart:style-name="ch3" table:cell-range-address="Sheet1.A1:Sheet1.B14" chart:data-source-has-labels="row" svg:x="0.769cm" svg:y="0.855cm" svg:width="10.244cm" svg:height="7.547cm">
          <chartooo:coordinate-region svg:x="1.425cm" svg:y="1.047cm" svg:width="9.384cm" svg:height="6.7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4" chart:label-cell-address="Sheet1.B1:Sheet1.B1" chart:class="chart:scatter">
            <chart:domain table:cell-range-address="Sheet1.B2:Sheet1.B14"/>
            <chart:regression-curve chart:style-name="ch7">
              <chart:equation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aw spe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.4">
                <text:p>1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